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ileg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ilege.getPrivilege( String privileg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vilege.Privilege( String privileg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ileg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vilege.getPrivilege( Element privile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vile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